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 fo:background-color="#ffffff"/>
    </style:style>
    <style:style style:name="T1" style:family="text">
      <style:text-properties fo:color="#0000ff" loext:opacity="100%" style:font-name="Consolas" fo:font-size="9.5pt" style:font-size-asian="9.5pt" fo:background-color="#ffffff"/>
    </style:style>
    <style:style style:name="T2" style:family="text">
      <style:text-properties fo:color="#000000" loext:opacity="100%" style:font-name="Consolas" fo:font-size="9.5pt" style:font-size-asian="9.5pt" fo:background-color="#ffffff"/>
    </style:style>
    <style:style style:name="T3" style:family="text">
      <style:text-properties fo:color="#008000" loext:opacity="100%" style:font-name="Consolas" fo:font-size="9.5pt" style:font-size-asian="9.5pt" fo:background-color="#ffffff"/>
    </style:style>
    <style:style style:name="T4" style:family="text">
      <style:text-properties fo:color="#808080" loext:opacity="100%" style:font-name="Consolas" fo:font-size="9.5pt" style:font-size-asian="9.5pt" fo:background-color="#ffffff"/>
    </style:style>
    <style:style style:name="T5" style:family="text">
      <style:text-properties fo:color="#2b91af" loext:opacity="100%" style:font-name="Consolas" fo:font-size="9.5pt" style:font-size-asian="9.5pt" fo:background-color="#ffffff"/>
    </style:style>
    <style:style style:name="T6" style:family="text">
      <style:text-properties fo:color="#a31515" loext:opacity="100%" style:font-name="Consolas" fo:font-size="9.5pt" style:font-size-asian="9.5pt" fo:background-color="#ffffff"/>
    </style:style>
    <style:style style:name="T7" style:family="text">
      <style:text-properties fo:color="#2f4f4f" loext:opacity="100%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#pragma</text:span><text:span text:style-name="T2"> </text:span><text:span text:style-name="T1">once</text:span></text:p>
      <text:p text:style-name="Standard" loext:marker-style-name="T2"><text:span text:style-name="T1">const</text:span><text:span text:style-name="T2"> </text:span><text:span text:style-name="T1">int</text:span><text:span text:style-name="T2"> n = 3; </text:span><text:span text:style-name="T3">// розмір квадратної матриці</text:span></text:p>
      <text:p text:style-name="Standard" loext:marker-style-name="T2"><text:span text:style-name="T1">int</text:span><text:span text:style-name="T2"> mat[n][n];</text:span></text:p>
      <text:p text:style-name="Standard" loext:marker-style-name="T2"><text:span text:style-name="T2"><text:s/></text:span><text:span text:style-name="T2"/></text:p>
      <text:p text:style-name="Standard" loext:marker-style-name="T2"><text:span text:style-name="T1">namespace</text:span><text:span text:style-name="T2"> Lz7 {</text:span></text:p>
      <text:p text:style-name="P1" loext:marker-style-name="T2"/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;</text:span></text:p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::ComponentModel;</text:span></text:p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::Collections;</text:span></text:p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::Windows::Forms;</text:span></text:p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::Data;</text:span></text:p>
      <text:p text:style-name="Standard" loext:marker-style-name="T2"><text:span text:style-name="T2"><text:tab/></text:span><text:span text:style-name="T1">using</text:span><text:span text:style-name="T2"> </text:span><text:span text:style-name="T1">namespace</text:span><text:span text:style-name="T2"> System::Drawing;</text:span></text:p>
      <text:p text:style-name="P1" loext:marker-style-name="T2"/>
      <text:p text:style-name="Standard" loext:marker-style-name="T2"><text:span text:style-name="T2"><text:tab/></text:span><text:span text:style-name="T3">/// </text:span><text:span text:style-name="T4">&lt;summary&gt;</text:span></text:p>
      <text:p text:style-name="Standard" loext:marker-style-name="T2"><text:span text:style-name="T2"><text:tab/></text:span><text:span text:style-name="T3">/// Сводка для MyForm</text:span></text:p>
      <text:p text:style-name="Standard" loext:marker-style-name="T2"><text:span text:style-name="T2"><text:tab/></text:span><text:span text:style-name="T3">/// </text:span><text:span text:style-name="T4">&lt;/summary&gt;</text:span></text:p>
      <text:p text:style-name="Standard" loext:marker-style-name="T2"><text:span text:style-name="T2"><text:tab/></text:span><text:span text:style-name="T1">public</text:span><text:span text:style-name="T2"> </text:span><text:span text:style-name="T1">ref</text:span><text:span text:style-name="T2"> </text:span><text:span text:style-name="T1">class</text:span><text:span text:style-name="T2"> </text:span><text:span text:style-name="T5">MyForm</text:span><text:span text:style-name="T2"> : </text:span><text:span text:style-name="T1">public</text:span><text:span text:style-name="T2"> System::Windows::Forms::</text:span><text:span text:style-name="T5">Form</text:span></text:p>
      <text:p text:style-name="Standard" loext:marker-style-name="T2"><text:span text:style-name="T2"><text:tab/>{</text:span><text:span text:style-name="T2"/></text:p>
      <text:p text:style-name="Standard" loext:marker-style-name="T2"><text:span text:style-name="T2"><text:tab/></text:span><text:span text:style-name="T1">public</text:span><text:span text:style-name="T2">:</text:span></text:p>
      <text:p text:style-name="Standard" loext:marker-style-name="T2"><text:span text:style-name="T2"><text:tab/><text:tab/>MyForm(</text:span><text:span text:style-name="T1">void</text:span><text:span text:style-name="T2">)</text:span></text:p>
      <text:p text:style-name="Standard" loext:marker-style-name="T2"><text:span text:style-name="T2"><text:tab/><text:tab/>{</text:span><text:span text:style-name="T2"/></text:p>
      <text:p text:style-name="Standard" loext:marker-style-name="T2"><text:span text:style-name="T2"><text:tab/><text:tab/><text:tab/>InitializeComponent();</text:span><text:span text:style-name="T2"/></text:p>
      <text:p text:style-name="Standard" loext:marker-style-name="T2"><text:span text:style-name="T2"><text:tab/><text:tab/><text:tab/></text:span><text:span text:style-name="T3">//</text:span></text:p>
      <text:p text:style-name="Standard" loext:marker-style-name="T2"><text:span text:style-name="T2"><text:tab/><text:tab/><text:tab/></text:span><text:span text:style-name="T3">//TODO: добавьте код конструктора</text:span></text:p>
      <text:p text:style-name="Standard" loext:marker-style-name="T2"><text:span text:style-name="T2"><text:tab/><text:tab/><text:tab/></text:span><text:span text:style-name="T3">//</text:span></text:p>
      <text:p text:style-name="Standard" loext:marker-style-name="T2"><text:span text:style-name="T2"><text:tab/><text:tab/>}</text:span><text:span text:style-name="T2"/></text:p>
      <text:p text:style-name="P1" loext:marker-style-name="T2"/>
      <text:p text:style-name="Standard" loext:marker-style-name="T2"><text:span text:style-name="T2"><text:tab/></text:span><text:span text:style-name="T1">protected</text:span><text:span text:style-name="T2">:</text:span></text:p>
      <text:p text:style-name="Standard" loext:marker-style-name="T2"><text:span text:style-name="T2"><text:tab/><text:tab/></text:span><text:span text:style-name="T3">/// </text:span><text:span text:style-name="T4">&lt;summary&gt;</text:span></text:p>
      <text:p text:style-name="Standard" loext:marker-style-name="T2"><text:span text:style-name="T2"><text:tab/><text:tab/></text:span><text:span text:style-name="T3">/// Освободить все используемые ресурсы.</text:span></text:p>
      <text:p text:style-name="Standard" loext:marker-style-name="T2"><text:span text:style-name="T2"><text:tab/><text:tab/></text:span><text:span text:style-name="T3">/// </text:span><text:span text:style-name="T4">&lt;/summary&gt;</text:span></text:p>
      <text:p text:style-name="Standard" loext:marker-style-name="T2"><text:span text:style-name="T2"><text:tab/><text:tab/>~MyForm()</text:span><text:span text:style-name="T2"/></text:p>
      <text:p text:style-name="Standard" loext:marker-style-name="T2"><text:span text:style-name="T2"><text:tab/><text:tab/>{</text:span><text:span text:style-name="T2"/></text:p>
      <text:p text:style-name="Standard" loext:marker-style-name="T2"><text:span text:style-name="T2"><text:tab/><text:tab/><text:tab/></text:span><text:span text:style-name="T1">if</text:span><text:span text:style-name="T2"> (components)</text:span></text:p>
      <text:p text:style-name="Standard" loext:marker-style-name="T2"><text:span text:style-name="T2"><text:tab/><text:tab/><text:tab/>{</text:span><text:span text:style-name="T2"/></text:p>
      <text:p text:style-name="Standard" loext:marker-style-name="T2"><text:span text:style-name="T2"><text:tab/><text:tab/><text:tab/><text:tab/></text:span><text:span text:style-name="T1">delete</text:span><text:span text:style-name="T2"> components;</text:span></text:p>
      <text:p text:style-name="Standard" loext:marker-style-name="T2"><text:span text:style-name="T2"><text:tab/><text:tab/><text:tab/>}</text:span><text:span text:style-name="T2"/></text:p>
      <text:p text:style-name="Standard" loext:marker-style-name="T2"><text:span text:style-name="T2"><text:tab/><text:tab/>}</text:span><text:span text:style-name="T2"/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PictureBox</text:span><text:span text:style-name="T2">^ <text:s/>pictureBox1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DataGridView</text:span><text:span text:style-name="T2">^ <text:s/>dataGridView1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DataGridView</text:span><text:span text:style-name="T2">^ <text:s/>dataGridView2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Button</text:span><text:span text:style-name="T2">^ <text:s/>button1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DataGridView</text:span><text:span text:style-name="T2">^ <text:s/>dataGridView3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Button</text:span><text:span text:style-name="T2">^ <text:s/>button2;</text:span></text:p>
      <text:p text:style-name="Standard" loext:marker-style-name="T2"><text:span text:style-name="T2"><text:tab/></text:span><text:span text:style-name="T1">private</text:span><text:span text:style-name="T2">: System::Windows::Forms::</text:span><text:span text:style-name="T5">Button</text:span><text:span text:style-name="T2">^ <text:s/>button3;</text:span></text:p>
      <text:p text:style-name="P1" loext:marker-style-name="T2"/>
      <text:p text:style-name="Standard" loext:marker-style-name="T2"><text:span text:style-name="T2"><text:tab/></text:span><text:span text:style-name="T1">protected</text:span><text:span text:style-name="T2">: </text:span></text:p>
      <text:p text:style-name="P1" loext:marker-style-name="T2"/>
      <text:p text:style-name="Standard" loext:marker-style-name="T2"><text:span text:style-name="T2"><text:tab/></text:span><text:span text:style-name="T1">private</text:span><text:span text:style-name="T2">:</text:span></text:p>
      <text:p text:style-name="Standard" loext:marker-style-name="T2"><text:span text:style-name="T2"><text:tab/><text:tab/></text:span><text:span text:style-name="T3">/// </text:span><text:span text:style-name="T4">&lt;summary&gt;</text:span></text:p>
      <text:p text:style-name="Standard" loext:marker-style-name="T2"><text:span text:style-name="T2"><text:tab/><text:tab/></text:span><text:span text:style-name="T3">/// Требуется переменная конструктора.</text:span></text:p>
      <text:p text:style-name="Standard" loext:marker-style-name="T2"><text:span text:style-name="T2"><text:tab/><text:tab/></text:span><text:span text:style-name="T3">/// </text:span><text:span text:style-name="T4">&lt;/summary&gt;</text:span></text:p>
      <text:p text:style-name="Standard" loext:marker-style-name="T2"><text:span text:style-name="T2"><text:tab/><text:tab/>System::ComponentModel::</text:span><text:span text:style-name="T5">Container</text:span><text:span text:style-name="T2"> ^components;</text:span></text:p>
      <text:p text:style-name="P1" loext:marker-style-name="T2"/>
      <text:p text:style-name="Standard" loext:marker-style-name="T2"><text:span text:style-name="T1">#pragma</text:span><text:span text:style-name="T2"> </text:span><text:span text:style-name="T1">region</text:span><text:span text:style-name="T2"> Windows Form Designer generated code</text:span></text:p>
      <text:p text:style-name="Standard" loext:marker-style-name="T2"><text:span text:style-name="T2"><text:tab/><text:tab/></text:span><text:span text:style-name="T3">/// </text:span><text:span text:style-name="T4">&lt;summary&gt;</text:span></text:p>
      <text:p text:style-name="Standard" loext:marker-style-name="T2"><text:span text:style-name="T2"><text:tab/><text:tab/></text:span><text:span text:style-name="T3">/// Обязательный метод для поддержки конструктора - не изменяйте</text:span></text:p>
      <text:p text:style-name="Standard" loext:marker-style-name="T2"><text:span text:style-name="T2"><text:tab/><text:tab/></text:span><text:span text:style-name="T3">/// содержимое данного метода при помощи редактора кода.</text:span></text:p>
      <text:p text:style-name="Standard" loext:marker-style-name="T2"><text:span text:style-name="T2"><text:tab/><text:tab/></text:span><text:span text:style-name="T3">/// </text:span><text:span text:style-name="T4">&lt;/summary&gt;</text:span></text:p>
      <text:p text:style-name="Standard" loext:marker-style-name="T2"><text:span text:style-name="T2"><text:tab/><text:tab/></text:span><text:span text:style-name="T1">void</text:span><text:span text:style-name="T2"> InitializeComponent(</text:span><text:span text:style-name="T1">void</text:span><text:span text:style-name="T2">)</text:span></text:p>
      <text:p text:style-name="Standard" loext:marker-style-name="T2"><text:span text:style-name="T2"><text:tab/><text:tab/>{</text:span><text:span text:style-name="T2"/></text:p>
      <text:p text:style-name="Standard" loext:marker-style-name="T2"><text:span text:style-name="T2"><text:tab/><text:tab/><text:tab/>System::ComponentModel::</text:span><text:span text:style-name="T5">ComponentResourceManager</text:span><text:span text:style-name="T2">^ <text:s/>resources = (</text:span><text:span text:style-name="T1">gcnew</text:span><text:span text:style-name="T2"> System::ComponentModel::</text:span><text:span text:style-name="T5">ComponentResourceManager</text:span><text:span text:style-name="T2">(</text:span><text:span text:style-name="T5">MyForm</text:span><text:span text:style-name="T2">::</text:span><text:span text:style-name="T1">typeid</text:span><text:span text:style-name="T2">));</text:span></text:p>
      <text:p text:style-name="Standard" loext:marker-style-name="T2"><text:span text:style-name="T2"><text:tab/><text:tab/><text:tab/></text:span><text:span text:style-name="T1">this</text:span><text:span text:style-name="T2">-&gt;pictureBox1 = (</text:span><text:span text:style-name="T1">gcnew</text:span><text:span text:style-name="T2"> System::Windows::Forms::</text:span><text:span text:style-name="T5">PictureBox</text:span><text:span text:style-name="T2">());</text:span></text:p>
      <text:p text:style-name="Standard" loext:marker-style-name="T2"><text:span text:style-name="T2"><text:tab/><text:tab/><text:tab/></text:span><text:span text:style-name="T1">this</text:span><text:span text:style-name="T2">-&gt;dataGridView1 = (</text:span><text:span text:style-name="T1">gcnew</text:span><text:span text:style-name="T2"> System::Windows::Forms::</text:span><text:span text:style-name="T5">DataGridView</text:span><text:span text:style-name="T2">());</text:span></text:p>
      <text:p text:style-name="Standard" loext:marker-style-name="T2"><text:soft-page-break/><text:span text:style-name="T2"><text:tab/><text:tab/><text:tab/></text:span><text:span text:style-name="T1">this</text:span><text:span text:style-name="T2">-&gt;dataGridView2 = (</text:span><text:span text:style-name="T1">gcnew</text:span><text:span text:style-name="T2"> System::Windows::Forms::</text:span><text:span text:style-name="T5">DataGridView</text:span><text:span text:style-name="T2">());</text:span></text:p>
      <text:p text:style-name="Standard" loext:marker-style-name="T2"><text:span text:style-name="T2"><text:tab/><text:tab/><text:tab/></text:span><text:span text:style-name="T1">this</text:span><text:span text:style-name="T2">-&gt;button1 = (</text:span><text:span text:style-name="T1">gcnew</text:span><text:span text:style-name="T2"> System::Windows::Forms::</text:span><text:span text:style-name="T5">Button</text:span><text:span text:style-name="T2">());</text:span></text:p>
      <text:p text:style-name="Standard" loext:marker-style-name="T2"><text:span text:style-name="T2"><text:tab/><text:tab/><text:tab/></text:span><text:span text:style-name="T1">this</text:span><text:span text:style-name="T2">-&gt;dataGridView3 = (</text:span><text:span text:style-name="T1">gcnew</text:span><text:span text:style-name="T2"> System::Windows::Forms::</text:span><text:span text:style-name="T5">DataGridView</text:span><text:span text:style-name="T2">());</text:span></text:p>
      <text:p text:style-name="Standard" loext:marker-style-name="T2"><text:span text:style-name="T2"><text:tab/><text:tab/><text:tab/></text:span><text:span text:style-name="T1">this</text:span><text:span text:style-name="T2">-&gt;button2 = (</text:span><text:span text:style-name="T1">gcnew</text:span><text:span text:style-name="T2"> System::Windows::Forms::</text:span><text:span text:style-name="T5">Button</text:span><text:span text:style-name="T2">());</text:span></text:p>
      <text:p text:style-name="Standard" loext:marker-style-name="T2"><text:span text:style-name="T2"><text:tab/><text:tab/><text:tab/></text:span><text:span text:style-name="T1">this</text:span><text:span text:style-name="T2">-&gt;button3 = (</text:span><text:span text:style-name="T1">gcnew</text:span><text:span text:style-name="T2"> System::Windows::Forms::</text:span><text:span text:style-name="T5">Button</text:span><text:span text:style-name="T2">()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pictureBox1))-&gt;Begin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1))-&gt;Begin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2))-&gt;Begin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3))-&gt;BeginInit();</text:span></text:p>
      <text:p text:style-name="Standard" loext:marker-style-name="T2"><text:span text:style-name="T2"><text:tab/><text:tab/><text:tab/></text:span><text:span text:style-name="T1">this</text:span><text:span text:style-name="T2">-&gt;SuspendLayout(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pictureBox1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pictureBox1-&gt;Image = (cli::</text:span><text:span text:style-name="T1">safe_cast</text:span><text:span text:style-name="T2">&lt;System::Drawing::</text:span><text:span text:style-name="T5">Image</text:span><text:span text:style-name="T2">^ <text:s/>&gt;(resources-&gt;GetObject(L</text:span><text:span text:style-name="T6">"pictureBox1.Image"</text:span><text:span text:style-name="T2">)));</text:span></text:p>
      <text:p text:style-name="Standard" loext:marker-style-name="T2"><text:span text:style-name="T2"><text:tab/><text:tab/><text:tab/></text:span><text:span text:style-name="T1">this</text:span><text:span text:style-name="T2">-&gt;pictureBox1-&gt;Location = System::Drawing::</text:span><text:span text:style-name="T5">Point</text:span><text:span text:style-name="T2">(69, 26);</text:span></text:p>
      <text:p text:style-name="Standard" loext:marker-style-name="T2"><text:span text:style-name="T2"><text:tab/><text:tab/><text:tab/></text:span><text:span text:style-name="T1">this</text:span><text:span text:style-name="T2">-&gt;pictureBox1-&gt;Name = L</text:span><text:span text:style-name="T6">"pictureBox1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pictureBox1-&gt;Size = System::Drawing::</text:span><text:span text:style-name="T5">Size</text:span><text:span text:style-name="T2">(669, 50);</text:span></text:p>
      <text:p text:style-name="Standard" loext:marker-style-name="T2"><text:span text:style-name="T2"><text:tab/><text:tab/><text:tab/></text:span><text:span text:style-name="T1">this</text:span><text:span text:style-name="T2">-&gt;pictureBox1-&gt;SizeMode = System::Windows::Forms::</text:span><text:span text:style-name="T5">PictureBoxSizeMode</text:span><text:span text:style-name="T2">::</text:span><text:span text:style-name="T7">StretchImag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pictureBox1-&gt;TabIndex = 0;</text:span></text:p>
      <text:p text:style-name="Standard" loext:marker-style-name="T2"><text:span text:style-name="T2"><text:tab/><text:tab/><text:tab/></text:span><text:span text:style-name="T1">this</text:span><text:span text:style-name="T2">-&gt;pictureBox1-&gt;TabStop = </text:span><text:span text:style-name="T1">fals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pictureBox1-&gt;Click += </text:span><text:span text:style-name="T1">gcnew</text:span><text:span text:style-name="T2"> System::</text:span><text:span text:style-name="T5">EventHandler</text:span><text:span text:style-name="T2">(</text:span><text:span text:style-name="T1">this</text:span><text:span text:style-name="T2">, &amp;</text:span><text:span text:style-name="T5">MyForm</text:span><text:span text:style-name="T2">::pictureBox1_Click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dataGridView1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dataGridView1-&gt;ColumnHeadersHeightSizeMode = System::Windows::Forms::</text:span><text:span text:style-name="T5">DataGridViewColumnHeadersHeightSizeMode</text:span><text:span text:style-name="T2">::</text:span><text:span text:style-name="T7">AutoSiz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dataGridView1-&gt;Location = System::Drawing::</text:span><text:span text:style-name="T5">Point</text:span><text:span text:style-name="T2">(24, 93);</text:span></text:p>
      <text:p text:style-name="Standard" loext:marker-style-name="T2"><text:span text:style-name="T2"><text:tab/><text:tab/><text:tab/></text:span><text:span text:style-name="T1">this</text:span><text:span text:style-name="T2">-&gt;dataGridView1-&gt;Name = L</text:span><text:span text:style-name="T6">"dataGridView1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dataGridView1-&gt;Size = System::Drawing::</text:span><text:span text:style-name="T5">Size</text:span><text:span text:style-name="T2">(240, 150);</text:span></text:p>
      <text:p text:style-name="Standard" loext:marker-style-name="T2"><text:span text:style-name="T2"><text:tab/><text:tab/><text:tab/></text:span><text:span text:style-name="T1">this</text:span><text:span text:style-name="T2">-&gt;dataGridView1-&gt;TabIndex = 1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dataGridView2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dataGridView2-&gt;ColumnHeadersHeightSizeMode = System::Windows::Forms::</text:span><text:span text:style-name="T5">DataGridViewColumnHeadersHeightSizeMode</text:span><text:span text:style-name="T2">::</text:span><text:span text:style-name="T7">AutoSiz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dataGridView2-&gt;Location = System::Drawing::</text:span><text:span text:style-name="T5">Point</text:span><text:span text:style-name="T2">(297, 93);</text:span></text:p>
      <text:p text:style-name="Standard" loext:marker-style-name="T2"><text:span text:style-name="T2"><text:tab/><text:tab/><text:tab/></text:span><text:span text:style-name="T1">this</text:span><text:span text:style-name="T2">-&gt;dataGridView2-&gt;Name = L</text:span><text:span text:style-name="T6">"dataGridView2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dataGridView2-&gt;Size = System::Drawing::</text:span><text:span text:style-name="T5">Size</text:span><text:span text:style-name="T2">(240, 150);</text:span></text:p>
      <text:p text:style-name="Standard" loext:marker-style-name="T2"><text:span text:style-name="T2"><text:tab/><text:tab/><text:tab/></text:span><text:span text:style-name="T1">this</text:span><text:span text:style-name="T2">-&gt;dataGridView2-&gt;TabIndex = 2;</text:span></text:p>
      <text:p text:style-name="Standard" loext:marker-style-name="T2"><text:span text:style-name="T2"><text:tab/><text:tab/><text:tab/></text:span><text:span text:style-name="T1">this</text:span><text:span text:style-name="T2">-&gt;dataGridView2-&gt;CellContentClick += </text:span><text:span text:style-name="T1">gcnew</text:span><text:span text:style-name="T2"> System::Windows::Forms::</text:span><text:span text:style-name="T5">DataGridViewCellEventHandler</text:span><text:span text:style-name="T2">(</text:span><text:span text:style-name="T1">this</text:span><text:span text:style-name="T2">, &amp;</text:span><text:span text:style-name="T5">MyForm</text:span><text:span text:style-name="T2">::dataGridView2_CellContentClick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button1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button1-&gt;Location = System::Drawing::</text:span><text:span text:style-name="T5">Point</text:span><text:span text:style-name="T2">(99, 261);</text:span></text:p>
      <text:p text:style-name="Standard" loext:marker-style-name="T2"><text:span text:style-name="T2"><text:tab/><text:tab/><text:tab/></text:span><text:span text:style-name="T1">this</text:span><text:span text:style-name="T2">-&gt;button1-&gt;Name = L</text:span><text:span text:style-name="T6">"button1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1-&gt;Size = System::Drawing::</text:span><text:span text:style-name="T5">Size</text:span><text:span text:style-name="T2">(85, 44);</text:span></text:p>
      <text:p text:style-name="Standard" loext:marker-style-name="T2"><text:span text:style-name="T2"><text:tab/><text:tab/><text:tab/></text:span><text:span text:style-name="T1">this</text:span><text:span text:style-name="T2">-&gt;button1-&gt;TabIndex = 3;</text:span></text:p>
      <text:p text:style-name="Standard" loext:marker-style-name="T2"><text:span text:style-name="T2"><text:tab/><text:tab/><text:tab/></text:span><text:span text:style-name="T1">this</text:span><text:span text:style-name="T2">-&gt;button1-&gt;Text = L</text:span><text:span text:style-name="T6">"Заповнити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1-&gt;UseVisualStyleBackColor = </text:span><text:span text:style-name="T1">tru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1-&gt;Click += </text:span><text:span text:style-name="T1">gcnew</text:span><text:span text:style-name="T2"> System::</text:span><text:span text:style-name="T5">EventHandler</text:span><text:span text:style-name="T2">(</text:span><text:span text:style-name="T1">this</text:span><text:span text:style-name="T2">, &amp;</text:span><text:span text:style-name="T5">MyForm</text:span><text:span text:style-name="T2">::button1_Click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dataGridView3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dataGridView3-&gt;ColumnHeadersHeightSizeMode = System::Windows::Forms::</text:span><text:span text:style-name="T5">DataGridViewColumnHeadersHeightSizeMode</text:span><text:span text:style-name="T2">::</text:span><text:span text:style-name="T7">AutoSize</text:span><text:span text:style-name="T2">;</text:span></text:p>
      <text:p text:style-name="Standard" loext:marker-style-name="T2"><text:soft-page-break/><text:span text:style-name="T2"><text:tab/><text:tab/><text:tab/></text:span><text:span text:style-name="T1">this</text:span><text:span text:style-name="T2">-&gt;dataGridView3-&gt;Location = System::Drawing::</text:span><text:span text:style-name="T5">Point</text:span><text:span text:style-name="T2">(568, 93);</text:span></text:p>
      <text:p text:style-name="Standard" loext:marker-style-name="T2"><text:span text:style-name="T2"><text:tab/><text:tab/><text:tab/></text:span><text:span text:style-name="T1">this</text:span><text:span text:style-name="T2">-&gt;dataGridView3-&gt;Name = L</text:span><text:span text:style-name="T6">"dataGridView3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dataGridView3-&gt;Size = System::Drawing::</text:span><text:span text:style-name="T5">Size</text:span><text:span text:style-name="T2">(240, 150);</text:span></text:p>
      <text:p text:style-name="Standard" loext:marker-style-name="T2"><text:span text:style-name="T2"><text:tab/><text:tab/><text:tab/></text:span><text:span text:style-name="T1">this</text:span><text:span text:style-name="T2">-&gt;dataGridView3-&gt;TabIndex = 5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button2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button2-&gt;Location = System::Drawing::</text:span><text:span text:style-name="T5">Point</text:span><text:span text:style-name="T2">(373, 261);</text:span></text:p>
      <text:p text:style-name="Standard" loext:marker-style-name="T2"><text:span text:style-name="T2"><text:tab/><text:tab/><text:tab/></text:span><text:span text:style-name="T1">this</text:span><text:span text:style-name="T2">-&gt;button2-&gt;Name = L</text:span><text:span text:style-name="T6">"button2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2-&gt;Size = System::Drawing::</text:span><text:span text:style-name="T5">Size</text:span><text:span text:style-name="T2">(85, 44);</text:span></text:p>
      <text:p text:style-name="Standard" loext:marker-style-name="T2"><text:span text:style-name="T2"><text:tab/><text:tab/><text:tab/></text:span><text:span text:style-name="T1">this</text:span><text:span text:style-name="T2">-&gt;button2-&gt;TabIndex = 6;</text:span></text:p>
      <text:p text:style-name="Standard" loext:marker-style-name="T2"><text:span text:style-name="T2"><text:tab/><text:tab/><text:tab/></text:span><text:span text:style-name="T1">this</text:span><text:span text:style-name="T2">-&gt;button2-&gt;Text = L</text:span><text:span text:style-name="T6">"Змінити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2-&gt;UseVisualStyleBackColor = </text:span><text:span text:style-name="T1">tru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2-&gt;Click += </text:span><text:span text:style-name="T1">gcnew</text:span><text:span text:style-name="T2"> System::</text:span><text:span text:style-name="T5">EventHandler</text:span><text:span text:style-name="T2">(</text:span><text:span text:style-name="T1">this</text:span><text:span text:style-name="T2">, &amp;</text:span><text:span text:style-name="T5">MyForm</text:span><text:span text:style-name="T2">::button2_Click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button3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button3-&gt;Location = System::Drawing::</text:span><text:span text:style-name="T5">Point</text:span><text:span text:style-name="T2">(653, 261);</text:span></text:p>
      <text:p text:style-name="Standard" loext:marker-style-name="T2"><text:span text:style-name="T2"><text:tab/><text:tab/><text:tab/></text:span><text:span text:style-name="T1">this</text:span><text:span text:style-name="T2">-&gt;button3-&gt;Name = L</text:span><text:span text:style-name="T6">"button3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3-&gt;Size = System::Drawing::</text:span><text:span text:style-name="T5">Size</text:span><text:span text:style-name="T2">(85, 44);</text:span></text:p>
      <text:p text:style-name="Standard" loext:marker-style-name="T2"><text:span text:style-name="T2"><text:tab/><text:tab/><text:tab/></text:span><text:span text:style-name="T1">this</text:span><text:span text:style-name="T2">-&gt;button3-&gt;TabIndex = 7;</text:span></text:p>
      <text:p text:style-name="Standard" loext:marker-style-name="T2"><text:span text:style-name="T2"><text:tab/><text:tab/><text:tab/></text:span><text:span text:style-name="T1">this</text:span><text:span text:style-name="T2">-&gt;button3-&gt;Text = L</text:span><text:span text:style-name="T6">"Сортувати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3-&gt;UseVisualStyleBackColor = </text:span><text:span text:style-name="T1">true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button3-&gt;Click += </text:span><text:span text:style-name="T1">gcnew</text:span><text:span text:style-name="T2"> System::</text:span><text:span text:style-name="T5">EventHandler</text:span><text:span text:style-name="T2">(</text:span><text:span text:style-name="T1">this</text:span><text:span text:style-name="T2">, &amp;</text:span><text:span text:style-name="T5">MyForm</text:span><text:span text:style-name="T2">::button3_Click);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3">// MyForm</text:span></text:p>
      <text:p text:style-name="Standard" loext:marker-style-name="T2"><text:span text:style-name="T2"><text:tab/><text:tab/><text:tab/></text:span><text:span text:style-name="T3">// </text:span></text:p>
      <text:p text:style-name="Standard" loext:marker-style-name="T2"><text:span text:style-name="T2"><text:tab/><text:tab/><text:tab/></text:span><text:span text:style-name="T1">this</text:span><text:span text:style-name="T2">-&gt;AutoScaleDimensions = System::Drawing::</text:span><text:span text:style-name="T5">SizeF</text:span><text:span text:style-name="T2">(6, 13);</text:span></text:p>
      <text:p text:style-name="Standard" loext:marker-style-name="T2"><text:span text:style-name="T2"><text:tab/><text:tab/><text:tab/></text:span><text:span text:style-name="T1">this</text:span><text:span text:style-name="T2">-&gt;AutoScaleMode = System::Windows::Forms::</text:span><text:span text:style-name="T5">AutoScaleMode</text:span><text:span text:style-name="T2">::</text:span><text:span text:style-name="T7">Font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ClientSize = System::Drawing::</text:span><text:span text:style-name="T5">Size</text:span><text:span text:style-name="T2">(828, 332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button3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button2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dataGridView3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button1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dataGridView2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dataGridView1);</text:span></text:p>
      <text:p text:style-name="Standard" loext:marker-style-name="T2"><text:span text:style-name="T2"><text:tab/><text:tab/><text:tab/></text:span><text:span text:style-name="T1">this</text:span><text:span text:style-name="T2">-&gt;Controls-&gt;Add(</text:span><text:span text:style-name="T1">this</text:span><text:span text:style-name="T2">-&gt;pictureBox1);</text:span></text:p>
      <text:p text:style-name="Standard" loext:marker-style-name="T2"><text:span text:style-name="T2"><text:tab/><text:tab/><text:tab/></text:span><text:span text:style-name="T1">this</text:span><text:span text:style-name="T2">-&gt;Name = L</text:span><text:span text:style-name="T6">"MyForm"</text:span><text:span text:style-name="T2">;</text:span></text:p>
      <text:p text:style-name="Standard" loext:marker-style-name="T2"><text:span text:style-name="T2"><text:tab/><text:tab/><text:tab/></text:span><text:span text:style-name="T1">this</text:span><text:span text:style-name="T2">-&gt;Text = L</text:span><text:span text:style-name="T6">"MyForm"</text:span><text:span text:style-name="T2">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pictureBox1))-&gt;End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1))-&gt;End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2))-&gt;EndInit();</text:span></text:p>
      <text:p text:style-name="Standard" loext:marker-style-name="T2"><text:span text:style-name="T2"><text:tab/><text:tab/><text:tab/>(cli::</text:span><text:span text:style-name="T1">safe_cast</text:span><text:span text:style-name="T2">&lt;System::ComponentModel::</text:span><text:span text:style-name="T5">ISupportInitialize</text:span><text:span text:style-name="T2">^ <text:s/>&gt;(</text:span><text:span text:style-name="T1">this</text:span><text:span text:style-name="T2">-&gt;dataGridView3))-&gt;EndInit();</text:span></text:p>
      <text:p text:style-name="Standard" loext:marker-style-name="T2"><text:span text:style-name="T2"><text:tab/><text:tab/><text:tab/></text:span><text:span text:style-name="T1">this</text:span><text:span text:style-name="T2">-&gt;ResumeLayout(</text:span><text:span text:style-name="T1">false</text:span><text:span text:style-name="T2">);</text:span></text:p>
      <text:p text:style-name="P1" loext:marker-style-name="T2"/>
      <text:p text:style-name="Standard" loext:marker-style-name="T2"><text:span text:style-name="T2"><text:tab/><text:tab/>}</text:span><text:span text:style-name="T2"/></text:p>
      <text:p text:style-name="Standard" loext:marker-style-name="T2"><text:span text:style-name="T1">#pragma</text:span><text:span text:style-name="T2"> </text:span><text:span text:style-name="T1">endregion</text:span></text:p>
      <text:p text:style-name="Standard" loext:marker-style-name="T2"><text:span text:style-name="T2"><text:tab/></text:span><text:span text:style-name="T1">private</text:span><text:span text:style-name="T2">: System::</text:span><text:span text:style-name="T5">Void</text:span><text:span text:style-name="T2"> pictureBox1_Click(System::</text:span><text:span text:style-name="T5">Object</text:span><text:span text:style-name="T2">^ <text:s/></text:span><text:span text:style-name="T4">sender</text:span><text:span text:style-name="T2">, System::</text:span><text:span text:style-name="T5">EventArgs</text:span><text:span text:style-name="T2">^ <text:s/></text:span><text:span text:style-name="T4">e</text:span><text:span text:style-name="T2">) {</text:span></text:p>
      <text:p text:style-name="Standard" loext:marker-style-name="T2"><text:span text:style-name="T2"><text:tab/><text:tab/><text:tab/> }</text:span><text:span text:style-name="T2"/></text:p>
      <text:p text:style-name="Standard" loext:marker-style-name="T2"><text:span text:style-name="T2"><text:tab/></text:span><text:span text:style-name="T1">private</text:span><text:span text:style-name="T2">: System::</text:span><text:span text:style-name="T5">Void</text:span><text:span text:style-name="T2"> button1_Click(System::</text:span><text:span text:style-name="T5">Object</text:span><text:span text:style-name="T2">^ <text:s/></text:span><text:span text:style-name="T4">sender</text:span><text:span text:style-name="T2">, System::</text:span><text:span text:style-name="T5">EventArgs</text:span><text:span text:style-name="T2">^ <text:s/></text:span><text:span text:style-name="T4">e</text:span><text:span text:style-name="T2">) {</text:span></text:p>
      <text:p text:style-name="Standard" loext:marker-style-name="T2"><text:span text:style-name="T2"><text:tab/><text:tab/><text:tab/><text:tab/> </text:span><text:span text:style-name="T5">Random</text:span><text:span text:style-name="T2">^ rand = </text:span><text:span text:style-name="T1">gcnew</text:span><text:span text:style-name="T2"> </text:span><text:span text:style-name="T5">Random</text:span><text:span text:style-name="T2">();</text:span></text:p>
      <text:p text:style-name="Standard" loext:marker-style-name="T2"><text:span text:style-name="T2"><text:s text:c="4"/>dataGridView1-&gt;Columns-&gt;Clear();</text:span><text:span text:style-name="T2"/></text:p>
      <text:p text:style-name="Standard" loext:marker-style-name="T2"><text:span text:style-name="T2"><text:s text:c="4"/>dataGridView1-&gt;Rows-&gt;Clear();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3">// Додати стовпці</text:span></text:p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dataGridView1-&gt;Columns-&gt;Add(i.ToString(), </text:span><text:span text:style-name="T6">"C"</text:span><text:span text:style-name="T2"> + i.ToString());</text:span></text:p>
      <text:p text:style-name="Standard" loext:marker-style-name="T2"><text:span text:style-name="T2"><text:s text:c="4"/>}</text:span><text:span text:style-name="T2"/></text:p>
      <text:p text:style-name="P1" loext:marker-style-name="T2"><text:soft-page-break/></text:p>
      <text:p text:style-name="Standard" loext:marker-style-name="T2"><text:span text:style-name="T2"><text:s text:c="4"/></text:span><text:span text:style-name="T3">// Додати рядки</text:span></text:p>
      <text:p text:style-name="Standard" loext:marker-style-name="T2"><text:span text:style-name="T2"><text:s text:c="4"/>dataGridView1-&gt;Rows-&gt;Add(n);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3">// Заповнення випадковими числами</text:span></text:p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j = 0; j &lt; n; j++) {</text:span></text:p>
      <text:p text:style-name="Standard" loext:marker-style-name="T2"><text:span text:style-name="T2"><text:s text:c="12"/>mat[i][j] = rand-&gt;Next(0, 100);</text:span><text:span text:style-name="T2"/></text:p>
      <text:p text:style-name="Standard" loext:marker-style-name="T2"><text:span text:style-name="T2"><text:s text:c="12"/>dataGridView1-&gt;Rows[i]-&gt;Cells[j]-&gt;Value = mat[i][j]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tab/><text:tab/><text:tab/> }</text:span><text:span text:style-name="T2"/></text:p>
      <text:p text:style-name="Standard" loext:marker-style-name="T2"><text:span text:style-name="T1">private</text:span><text:span text:style-name="T2">: System::</text:span><text:span text:style-name="T5">Void</text:span><text:span text:style-name="T2"> dataGridView2_CellContentClick(System::</text:span><text:span text:style-name="T5">Object</text:span><text:span text:style-name="T2">^ <text:s/></text:span><text:span text:style-name="T4">sender</text:span><text:span text:style-name="T2">, System::Windows::Forms::</text:span><text:span text:style-name="T5">DataGridViewCellEventArgs</text:span><text:span text:style-name="T2">^ <text:s/></text:span><text:span text:style-name="T4">e</text:span><text:span text:style-name="T2">) {</text:span></text:p>
      <text:p text:style-name="Standard" loext:marker-style-name="T2"><text:span text:style-name="T2"><text:tab/><text:tab/> }</text:span><text:span text:style-name="T2"/></text:p>
      <text:p text:style-name="Standard" loext:marker-style-name="T2"><text:span text:style-name="T1">private</text:span><text:span text:style-name="T2">: System::</text:span><text:span text:style-name="T5">Void</text:span><text:span text:style-name="T2"> button2_Click(System::</text:span><text:span text:style-name="T5">Object</text:span><text:span text:style-name="T2">^ <text:s/></text:span><text:span text:style-name="T4">sender</text:span><text:span text:style-name="T2">, System::</text:span><text:span text:style-name="T5">EventArgs</text:span><text:span text:style-name="T2">^ <text:s/></text:span><text:span text:style-name="T4">e</text:span><text:span text:style-name="T2">) {</text:span></text:p>
      <text:p text:style-name="Standard" loext:marker-style-name="T2"><text:span text:style-name="T2"><text:tab/><text:tab/><text:tab/> </text:span><text:span text:style-name="T1">int</text:span><text:span text:style-name="T2"> minVal = mat[0][0];</text:span></text:p>
      <text:p text:style-name="Standard" loext:marker-style-name="T2"><text:span text:style-name="T2"><text:s text:c="4"/></text:span><text:span text:style-name="T1">int</text:span><text:span text:style-name="T2"> minI = 0, minJ = 0;</text:span></text:p>
      <text:p text:style-name="P1" loext:marker-style-name="T2"/>
      <text:p text:style-name="Standard" loext:marker-style-name="T2"><text:span text:style-name="T2"><text:s text:c="4"/></text:span><text:span text:style-name="T3">// Пошук мінімального елемента</text:span></text:p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j = 0; j &lt; n; j++) {</text:span></text:p>
      <text:p text:style-name="Standard" loext:marker-style-name="T2"><text:span text:style-name="T2"><text:s text:c="12"/></text:span><text:span text:style-name="T1">if</text:span><text:span text:style-name="T2"> (mat[i][j] &lt; minVal) {</text:span></text:p>
      <text:p text:style-name="Standard" loext:marker-style-name="T2"><text:span text:style-name="T2"><text:s text:c="16"/>minVal = mat[i][j];</text:span><text:span text:style-name="T2"/></text:p>
      <text:p text:style-name="Standard" loext:marker-style-name="T2"><text:span text:style-name="T2"><text:s text:c="16"/>minI = i;</text:span><text:span text:style-name="T2"/></text:p>
      <text:p text:style-name="Standard" loext:marker-style-name="T2"><text:span text:style-name="T2"><text:s text:c="16"/>minJ = j;</text:span><text:span text:style-name="T2"/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3">// Обмін з останнім елементом mat[n-1][n-1]</text:span></text:p>
      <text:p text:style-name="Standard" loext:marker-style-name="T2"><text:span text:style-name="T2"><text:s text:c="4"/></text:span><text:span text:style-name="T1">int</text:span><text:span text:style-name="T2"> temp = mat[minI][minJ];</text:span></text:p>
      <text:p text:style-name="Standard" loext:marker-style-name="T2"><text:span text:style-name="T2"><text:s text:c="4"/>mat[minI][minJ] = mat[n - 1][n - 1];</text:span><text:span text:style-name="T2"/></text:p>
      <text:p text:style-name="Standard" loext:marker-style-name="T2"><text:span text:style-name="T2"><text:s text:c="4"/>mat[n - 1][n - 1] = temp;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3">// Вивід у dataGridView2 (код очищення та створення колонок такий же, як у тебе)</text:span></text:p>
      <text:p text:style-name="Standard" loext:marker-style-name="T2"><text:span text:style-name="T2"><text:s text:c="4"/>dataGridView2-&gt;Columns-&gt;Clear();</text:span><text:span text:style-name="T2"/></text:p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dataGridView2-&gt;Columns-&gt;Add(i.ToString(), </text:span><text:span text:style-name="T6">"C"</text:span><text:span text:style-name="T2"> + i.ToString());</text:span></text:p>
      <text:p text:style-name="Standard" loext:marker-style-name="T2"><text:span text:style-name="T2"><text:s text:c="4"/>dataGridView2-&gt;Rows-&gt;Add(n);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j = 0; j &lt; n; j++) {</text:span></text:p>
      <text:p text:style-name="Standard" loext:marker-style-name="T2"><text:span text:style-name="T2"><text:s text:c="12"/>dataGridView2-&gt;Rows[i]-&gt;Cells[j]-&gt;Value = mat[i][j]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tab/><text:tab/> }</text:span><text:span text:style-name="T2"/></text:p>
      <text:p text:style-name="Standard" loext:marker-style-name="T2"><text:span text:style-name="T1">private</text:span><text:span text:style-name="T2">: System::</text:span><text:span text:style-name="T5">Void</text:span><text:span text:style-name="T2"> button3_Click(System::</text:span><text:span text:style-name="T5">Object</text:span><text:span text:style-name="T2">^ <text:s/></text:span><text:span text:style-name="T4">sender</text:span><text:span text:style-name="T2">, System::</text:span><text:span text:style-name="T5">EventArgs</text:span><text:span text:style-name="T2">^ <text:s/></text:span><text:span text:style-name="T4">e</text:span><text:span text:style-name="T2">) {</text:span></text:p>
      <text:p text:style-name="Standard" loext:marker-style-name="T2"><text:span text:style-name="T2"><text:tab/><text:tab/><text:tab/> 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j = 0; j &lt; n - 1; j++) {</text:span></text:p>
      <text:p text:style-name="Standard" loext:marker-style-name="T2"><text:span text:style-name="T2"><text:s text:c="12"/></text:span><text:span text:style-name="T1">for</text:span><text:span text:style-name="T2"> (</text:span><text:span text:style-name="T1">int</text:span><text:span text:style-name="T2"> k = j + 1; k &lt; n; k++) {</text:span></text:p>
      <text:p text:style-name="Standard" loext:marker-style-name="T2"><text:span text:style-name="T2"><text:s text:c="16"/></text:span><text:span text:style-name="T3">// Якщо рядок парний (0, 2..) — сортуємо за зростанням</text:span></text:p>
      <text:p text:style-name="Standard" loext:marker-style-name="T2"><text:span text:style-name="T2"><text:s text:c="16"/></text:span><text:span text:style-name="T1">if</text:span><text:span text:style-name="T2"> (i % 2 == 0) {</text:span></text:p>
      <text:p text:style-name="Standard" loext:marker-style-name="T2"><text:span text:style-name="T2"><text:s text:c="20"/></text:span><text:span text:style-name="T1">if</text:span><text:span text:style-name="T2"> (mat[i][j] &lt; mat[i][k]) {</text:span></text:p>
      <text:p text:style-name="Standard" loext:marker-style-name="T2"><text:span text:style-name="T2"><text:s text:c="24"/></text:span><text:span text:style-name="T1">int</text:span><text:span text:style-name="T2"> temp = mat[i][j];</text:span></text:p>
      <text:p text:style-name="Standard" loext:marker-style-name="T2"><text:span text:style-name="T2"><text:s text:c="24"/>mat[i][j] = mat[i][k];</text:span><text:span text:style-name="T2"/></text:p>
      <text:p text:style-name="Standard" loext:marker-style-name="T2"><text:span text:style-name="T2"><text:s text:c="24"/>mat[i][k] = temp;</text:span><text:span text:style-name="T2"/></text:p>
      <text:p text:style-name="Standard" loext:marker-style-name="T2"><text:span text:style-name="T2"><text:s text:c="20"/>}</text:span><text:span text:style-name="T2"/></text:p>
      <text:p text:style-name="Standard" loext:marker-style-name="T2"><text:span text:style-name="T2"><text:s text:c="16"/>}</text:span><text:span text:style-name="T2"/></text:p>
      <text:p text:style-name="Standard" loext:marker-style-name="T2"><text:span text:style-name="T2"><text:s text:c="16"/></text:span><text:span text:style-name="T3">// Якщо рядок непарний (1, 3..) — сортуємо за спаданням</text:span></text:p>
      <text:p text:style-name="Standard" loext:marker-style-name="T2"><text:span text:style-name="T2"><text:s text:c="16"/></text:span><text:span text:style-name="T1">else</text:span><text:span text:style-name="T2"> {</text:span></text:p>
      <text:p text:style-name="Standard" loext:marker-style-name="T2"><text:span text:style-name="T2"><text:s text:c="20"/></text:span><text:span text:style-name="T1">if</text:span><text:span text:style-name="T2"> (mat[i][j] &gt; mat[i][k]) {</text:span></text:p>
      <text:p text:style-name="Standard" loext:marker-style-name="T2"><text:span text:style-name="T2"><text:s text:c="24"/></text:span><text:span text:style-name="T1">int</text:span><text:span text:style-name="T2"> temp = mat[i][j];</text:span></text:p>
      <text:p text:style-name="Standard" loext:marker-style-name="T2"><text:span text:style-name="T2"><text:s text:c="24"/>mat[i][j] = mat[i][k];</text:span><text:span text:style-name="T2"/></text:p>
      <text:p text:style-name="Standard" loext:marker-style-name="T2"><text:span text:style-name="T2"><text:s text:c="24"/>mat[i][k] = temp;</text:span><text:span text:style-name="T2"/></text:p>
      <text:p text:style-name="Standard" loext:marker-style-name="T2"><text:soft-page-break/><text:span text:style-name="T2"><text:s text:c="20"/>}</text:span><text:span text:style-name="T2"/></text:p>
      <text:p text:style-name="Standard" loext:marker-style-name="T2"><text:span text:style-name="T2"><text:s text:c="16"/>}</text:span><text:span text:style-name="T2"/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3">// Вивід у dataGridView3</text:span></text:p>
      <text:p text:style-name="Standard" loext:marker-style-name="T2"><text:span text:style-name="T2"><text:s text:c="4"/>dataGridView3-&gt;Columns-&gt;Clear();</text:span><text:span text:style-name="T2"/></text:p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dataGridView3-&gt;Columns-&gt;Add(i.ToString(), </text:span><text:span text:style-name="T6">"C"</text:span><text:span text:style-name="T2"> + i.ToString());</text:span></text:p>
      <text:p text:style-name="Standard" loext:marker-style-name="T2"><text:span text:style-name="T2"><text:s text:c="4"/>dataGridView3-&gt;Rows-&gt;Add(n);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1">for</text:span><text:span text:style-name="T2"> (</text:span><text:span text:style-name="T1">int</text:span><text:span text:style-name="T2"> i = 0; i &lt; n; i++) {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j = 0; j &lt; n; j++) {</text:span></text:p>
      <text:p text:style-name="Standard" loext:marker-style-name="T2"><text:span text:style-name="T2"><text:s text:c="12"/>dataGridView3-&gt;Rows[i]-&gt;Cells[j]-&gt;Value = mat[i][j]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/>}</text:span><text:span text:style-name="T2"/></text:p>
      <text:p text:style-name="P1" loext:marker-style-name="T2"/>
      <text:p text:style-name="Standard" loext:marker-style-name="T2"><text:span text:style-name="T2">};</text:span><text:span text:style-name="T2"/></text:p>
      <text:p text:style-name="Standard" loext:marker-style-name="T2"><text:span text:style-name="T2">}</text:span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5-06T11:11:57.049000000</dc:date>
    <meta:editing-duration>PT1M13S</meta:editing-duration>
    <meta:editing-cycles>1</meta:editing-cycles>
    <meta:document-statistic meta:table-count="0" meta:image-count="0" meta:object-count="0" meta:page-count="5" meta:paragraph-count="240" meta:word-count="790" meta:character-count="9414" meta:non-whitespace-character-count="7726"/>
    <meta:generator>LibreOffice/7.6.4.1$Windows_x86 LibreOffice_project/e19e193f88cd6c0525a17fb7a176ed8e6a3e2aa1</meta:generator>
  </office:meta>
</office:document-meta>
</file>